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9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TableColumn16" style:family="table-column">
      <style:table-column-properties style:column-width="2.2305in" style:use-optimal-column-width="false"/>
    </style:style>
    <style:style style:name="TableColumn17" style:family="table-column">
      <style:table-column-properties style:column-width="2.2312in" style:use-optimal-column-width="false"/>
    </style:style>
    <style:style style:name="TableColumn18" style:family="table-column">
      <style:table-column-properties style:column-width="2.2312in" style:use-optimal-column-width="false"/>
    </style:style>
    <style:style style:name="Table15" style:family="table">
      <style:table-properties style:width="6.693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fo:color="#000000"/>
    </style:style>
    <style:style style:name="TableCell2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fo:color="#000000"/>
    </style:style>
    <style:style style:name="TableCell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fo:color="#000000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fo:color="#000000"/>
    </style:style>
    <style:style style:name="TableCell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fo:color="#000000"/>
    </style:style>
    <style:style style:name="TableCell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fo:color="#000000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color="#000000"/>
    </style:style>
    <style:style style:name="TableCell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color="#000000"/>
    </style:style>
    <style:style style:name="TableCell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color="#000000"/>
    </style:style>
    <style:style style:name="P40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</style:style>
  </office:automatic-styles>
  <office:body>
    <office:text text:use-soft-page-breaks="true">
      <text:p text:style-name="P1">D.T.S Group</text:p>
      <text:p text:style-name="P2"/>
      <text:p text:style-name="P3">Dispositivi Termo Sanitari s.r.l</text:p>
      <text:p text:style-name="P4">V.le A. De Gasperi, 10 – 10129 TORINO</text:p>
      <text:p text:style-name="P5">Tel. 011-623465, Fax 011-623466</text:p>
      <text:p text:style-name="P6">Email;<text:s/><text:a xlink:href="mailto:info@dts.it" office:target-frame-name="_top" xlink:show="replace">info@dts.it</text:a>,<text:s/><text:a xlink:href="http://www.dispositividts.it/" office:target-frame-name="_top" xlink:show="replace">www.dispositividts.it</text:a></text:p>
      <text:p text:style-name="P7">Torino, 12 Settembre 2014</text:p>
      <text:p text:style-name="Standard"/>
      <text:p text:style-name="Standard">Spett. Ditta</text:p>
      <text:p text:style-name="Standard">Visconti Alessio</text:p>
      <text:p text:style-name="Standard">Corso Garibaldi, 16</text:p>
      <text:p text:style-name="Standard">73100 LECCE (LE)</text:p>
      <text:p text:style-name="Standard">Oggetto: Richiesta Listino</text:p>
      <text:p text:style-name="Standard"/>
      <text:p text:style-name="P8">Desideriamo inanzitutto ringraziarvi per la richiesta di informazioni sui prodotti della D.T.S. Group s.r.l.</text:p>
      <text:p text:style-name="P9">La nostra azienda è specializzata nella fornitura di apparecchiature termiche su misura, realizzate in base alle esigenze dei nostri clienti ed è questo il punto di forza e l’origine delnostro successo.</text:p>
      <text:p text:style-name="P10">Saremo lieti di contattarvi nelle prossime settimane per un eventuale incontro e per fornirvi ulteriori dettagli ai fini di un eventuale collaborazione.</text:p>
      <text:p text:style-name="P11"/>
      <text:p text:style-name="P12">Ringraziandovi nuovamente per l’interesse dimostrato, come da voi richiesto, inviamo il listino aggiornato che avrà validità semestrale e che, come potete notare, riporta solo modesti ritocchi dei prezzi rispetto al listino precedente.</text:p>
      <text:p text:style-name="P13">Ci teniamo a segnalare la presenza sul listino dei seguenti due articoli che, sicuramente, incontreranno il vostro interesse.</text:p>
      <text:p text:style-name="P14"/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Codice</text:p>
          </table:table-cell>
          <table:table-cell table:style-name="TableCell22">
            <text:p text:style-name="P23">Descrizione</text:p>
          </table:table-cell>
          <table:table-cell table:style-name="TableCell24">
            <text:p text:style-name="P25">Prezzo</text:p>
          </table:table-cell>
        </table:table-row>
        <table:table-row table:style-name="TableRow26">
          <table:table-cell table:style-name="TableCell27">
            <text:p text:style-name="P28">A001</text:p>
          </table:table-cell>
          <table:table-cell table:style-name="TableCell29">
            <text:p text:style-name="P30">Impianto XYZ</text:p>
          </table:table-cell>
          <table:table-cell table:style-name="TableCell31">
            <text:p text:style-name="P32">€150,00</text:p>
          </table:table-cell>
        </table:table-row>
        <table:table-row table:style-name="TableRow33">
          <table:table-cell table:style-name="TableCell34">
            <text:p text:style-name="P35">A002</text:p>
          </table:table-cell>
          <table:table-cell table:style-name="TableCell36">
            <text:p text:style-name="P37">Impianto ABC</text:p>
          </table:table-cell>
          <table:table-cell table:style-name="TableCell38">
            <text:p text:style-name="P39">€250,00</text:p>
          </table:table-cell>
        </table:table-row>
      </table:table>
      <text:p text:style-name="P40"/>
      <text:p text:style-name="Standard">Nell’attesa di<text:s/>vostri graditi ordini, vi porgiamo i nostri più distinti saluti.</text:p>
      <text:p text:style-name="P41">Alessandro Gravaglio</text:p>
      <text:p text:style-name="P42">Ufficio vendit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IntestazioneCarattere" style:display-name="Intestazione Carattere" style:family="text" style:parent-style-name="Car.predefinitoparagrafo">
      <style:text-properties style:font-name-complex="Mangal" style:font-size-complex="10.5pt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style:style style:name="Testofumetto" style:display-name="Testo fumetto" style:family="paragraph" style:parent-style-name="Normale">
      <style:text-properties style:font-name="Segoe UI" style:font-name-complex="Mangal" fo:font-size="9pt" style:font-size-asian="9pt" style:font-size-complex="8pt" fo:hyphenate="false"/>
    </style:style>
    <style:style style:name="TestofumettoCarattere" style:display-name="Testo fumetto Carattere" style:family="text" style:parent-style-name="Car.predefinitoparagrafo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Pièdipagina">Giacomo Corà</text:p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ssandro Fuser</dc:creator>
    <meta:creation-date>2018-12-18T08:10:00Z</meta:creation-date>
    <dc:date>2018-12-19T10:58:00Z</dc:date>
    <meta:print-date>2018-12-19T10:58:00Z</meta:print-date>
    <meta:template xlink:href="Normal" xlink:type="simple"/>
    <meta:editing-cycles>3</meta:editing-cycles>
    <meta:editing-duration>PT480S</meta:editing-duration>
    <meta:document-statistic meta:page-count="1" meta:paragraph-count="2" meta:word-count="207" meta:character-count="1389" meta:row-count="9" meta:non-whitespace-character-count="1184"/>
  </office:meta>
</office:document-meta>
</file>